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3.506cm"/>
    </style:style>
    <style:style style:name="pr4" style:family="presentation" style:parent-style-name="Default-subtitle">
      <style:graphic-properties draw:fill-color="#ffffff" draw:auto-grow-height="true" fo:min-height="13.859cm"/>
    </style:style>
    <style:style style:name="pr5" style:family="presentation" style:parent-style-name="Default-title">
      <style:graphic-properties fo:min-height="3.506cm"/>
    </style:style>
    <style:style style:name="pr6" style:family="presentation" style:parent-style-name="Default-outline1">
      <style:graphic-properties fo:min-height="13.859cm"/>
    </style:style>
    <style:style style:name="pr7" style:family="presentation" style:parent-style-name="Default-outline1">
      <style:graphic-properties draw:auto-grow-height="true" fo:min-height="13.859cm"/>
    </style:style>
    <style:style style:name="P1" style:family="paragraph">
      <style:text-properties fo:font-size="20pt"/>
    </style:style>
    <style:style style:name="P2" style:family="paragraph">
      <style:paragraph-properties fo:margin-left="0cm" fo:margin-right="0cm" fo:text-indent="0cm"/>
    </style:style>
    <style:style style:name="P3" style:family="paragraph">
      <style:paragraph-properties fo:margin-top="0cm" fo:margin-bottom="0cm"/>
    </style:style>
    <style:style style:name="P4" style:family="paragraph">
      <style:paragraph-properties fo:margin-top="0cm" fo:margin-bottom="0cm"/>
      <style:text-properties fo:font-family="'Courier New'" style:font-family-generic="modern" style:font-pitch="fixed" fo:font-weight="bold" style:font-weight-asian="bold" style:font-weight-complex="bold"/>
    </style:style>
    <style:style style:name="P5" style:family="paragraph">
      <style:text-properties fo:font-size="32pt"/>
    </style:style>
    <style:style style:name="T1" style:family="text">
      <style:text-properties fo:font-family="'Courier New'" style:font-family-generic="modern" style:font-pitch="fixed" fo:font-size="11pt" fo:font-weight="bold" style:font-size-asian="11pt" style:font-weight-asian="bold" style:font-size-complex="11pt" style:font-weight-complex="bold"/>
    </style:style>
    <style:style style:name="T2" style:family="text">
      <style:text-properties fo:font-size="20pt" style:font-size-asian="20pt" style:font-size-complex="20pt"/>
    </style:style>
    <style:style style:name="T3" style:family="text">
      <style:text-properties fo:font-size="32pt"/>
    </style:style>
    <style:style style:name="T4" style:family="text">
      <style:text-properties fo:font-size="24pt" style:font-size-asian="24pt" style:font-size-complex="24pt"/>
    </style:style>
    <style:style style:name="T5"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Phase 1</text:p>
            <text:p>Créer un site minimaliste en équipe avec les base de PHP.</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Sujet</text:p>
          </draw:text-box>
        </draw:frame>
        <draw:frame presentation:style-name="pr4" draw:text-style-name="P2" draw:layer="layout" svg:width="25.199cm" svg:height="13.859cm" svg:x="1.4cm" svg:y="4.914cm" presentation:class="subtitle">
          <draw:text-box>
            <text:p text:style-name="P2">Créer un espace permettant uniquement aux membres de la formation de consulter les dates et libellés de la formation.</text:p>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Déroulement</text:p>
          </draw:text-box>
        </draw:frame>
        <draw:frame presentation:style-name="pr6" draw:layer="layout" svg:width="25.199cm" svg:height="13.859cm" svg:x="1.4cm" svg:y="4.914cm" presentation:class="outline">
          <draw:text-box>
            <text:list text:style-name="L2">
              <text:list-item>
                <text:p>Le formateur fera un brainstorming avec tous les étudiants pour concevoir le projet à partir de informations de spécification.</text:p>
              </text:list-item>
              <text:list-item>
                <text:p>Ensuite, les étudiants doivent, par groupe de 2 ou 3 se répartir les tâches de programmations.</text:p>
              </text:list-item>
              <text:list-item>
                <text:p>NOTE : Vous pouvez créer un projet sur Github afin de mutualiser le code et commencer à utiliser Git.</text:p>
                <text:p/>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Spécifications : arborescence V0</text:p>
          </draw:text-box>
        </draw:frame>
        <draw:frame presentation:style-name="pr7" draw:text-style-name="P4" draw:layer="layout" svg:width="25.199cm" svg:height="13.859cm" svg:x="1.4cm" svg:y="4.914cm" presentation:class="outline" presentation:user-transformed="true">
          <draw:text-box>
            <text:p text:style-name="P3"><text:span text:style-name="T1">.</text:span></text:p>
            <text:p text:style-name="P3"><text:span text:style-name="T1">├── </text:span><text:span text:style-name="T1">data</text:span></text:p>
            <text:p text:style-name="P3"><text:span text:style-name="T1">│ <text:s text:c="2"/>├── </text:span><text:span text:style-name="T1">formation-planning.csv -&gt; contient les données du planning</text:span></text:p>
            <text:p text:style-name="P3"><text:span text:style-name="T1">│ <text:s text:c="2"/>└── </text:span><text:span text:style-name="T1">user.csv -&gt; contient les données des utilisateurs</text:span></text:p>
            <text:p text:style-name="P3"><text:span text:style-name="T1">├── </text:span><text:span text:style-name="T1">html</text:span></text:p>
            <text:p text:style-name="P3"><text:span text:style-name="T1">│ <text:s text:c="2"/>├── </text:span><text:span text:style-name="T1">login.html.php <text:s/>-&gt; rendu HTML de la page de login</text:span></text:p>
            <text:p text:style-name="P3"><text:span text:style-name="T1">│ <text:s text:c="2"/>├── </text:span><text:span text:style-name="T1">showPlanning.html.php -&gt; rendu HTML du planning</text:span></text:p>
            <text:p text:style-name="P3"><text:span text:style-name="T1">│ <text:s text:c="2"/>└── </text:span><text:span text:style-name="T1">subscribe.html.php -&gt; rendu HTML de la page d'inscription</text:span></text:p>
            <text:p text:style-name="P3"><text:span text:style-name="T1">├── </text:span><text:span text:style-name="T1">index.php -&gt; page de base du site</text:span></text:p>
            <text:p text:style-name="P3"><text:span text:style-name="T1">├── </text:span><text:span text:style-name="T1">lib</text:span></text:p>
            <text:p text:style-name="P3"><text:span text:style-name="T1">│ <text:s text:c="2"/>├── </text:span><text:span text:style-name="T1">checksession.lib.php -&gt; contient les fonctions permettant de vérifier les sessions</text:span></text:p>
            <text:p text:style-name="P3"><text:span text:style-name="T1">│ <text:s text:c="2"/>├── </text:span><text:span text:style-name="T1">planning-data.lib.php -&gt; contient les fonctions permettant de lire les données de planning</text:span></text:p>
            <text:p text:style-name="P3"><text:span text:style-name="T1">│ <text:s text:c="2"/>└── </text:span><text:span text:style-name="T1">user-data.lib.php -&gt; contient les fonctions permettant de lire et ecrire les données d'utilisateurs</text:span></text:p>
            <text:p text:style-name="P3"><text:span text:style-name="T1">└── </text:span><text:span text:style-name="T1">src</text:span></text:p>
            <text:p text:style-name="P3"><text:span text:style-name="T1"><text:s text:c="4"/>├── </text:span><text:span text:style-name="T1">login.php -&gt; logique PHP du login </text:span></text:p>
            <text:p text:style-name="P3"><text:span text:style-name="T1"><text:s text:c="4"/>├── </text:span><text:span text:style-name="T1">showPlanning.php -&gt; logique PHP de la vu planning</text:span></text:p>
            <text:p text:style-name="P3"><text:span text:style-name="T1"><text:s text:c="4"/>└── </text:span><text:span text:style-name="T1">subscribe.php -&gt; logique PHP de l'inscription</text:span></text:p>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Spécifications : fonctionalités V0</text:p>
          </draw:text-box>
        </draw:frame>
        <draw:frame presentation:style-name="pr6" draw:layer="layout" svg:width="25.199cm" svg:height="13.859cm" svg:x="1.4cm" svg:y="4.914cm" presentation:class="outline" presentation:user-transformed="true">
          <draw:text-box>
            <text:list text:style-name="L2">
              <text:list-item>
                <text:p><text:span text:style-name="T2">CheckSession : Contient les fonctions permettant de vérifier si un session existe. Contient également une fonction permettant de renvoyer vers une autre page si la page courante ne doit pas être vu par un internaute.</text:span></text:p>
              </text:list-item>
              <text:list-item>
                <text:p><text:span text:style-name="T2">Index.php : renvoie vers login si il n'y a pas de session, renvoie sur showPlanning si il y a une session</text:span></text:p>
              </text:list-item>
              <text:list-item>
                <text:p><text:span text:style-name="T2">login : formulaire de login avec "login" et "mot de passe", si valide on va vers showSession sinon on retourne vers login</text:span></text:p>
              </text:list-item>
              <text:list-item>
                <text:p><text:span text:style-name="T2">UserData : Contient des fonction permettant de chercher si un utilisateur existe et permet de créer un utilisateur. Le mote de passe est "masqué"</text:span></text:p>
              </text:list-item>
              <text:list-item>
                <text:p><text:span text:style-name="T2">subscribe : page permettant de créer un compte. A près validation, créer l'utilisateur dans le fichier CSV. Renvoie vers login une fois terminé.</text:span></text:p>
              </text:list-item>
              <text:list-item>
                <text:p><text:span text:style-name="T2">showPlanning : affiche un tableau de date avec le nom du module. Une session doit exister pour y accéder. Si pas de session on renvoie vers login.</text:span></text:p>
              </text:list-item>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1" draw:text-style-name="P5" draw:layer="layout" svg:width="25.199cm" svg:height="17.935cm" svg:x="1.4cm" svg:y="0.837cm" presentation:class="subtitle">
          <draw:text-box>
            <text:p><text:span text:style-name="T3">Phase 2</text:span></text:p>
            <text:p><text:span text:style-name="T3">Faire évoluer le site pour y ajouter des interfaces d'administration, des formulaires d'inscription au cursus et améliorer le site avec des informations de l'utilisateur.</text:span></text:p>
          </draw:text-box>
        </draw:frame>
        <presentation:notes draw:style-name="dp2">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Sujet</text:p>
          </draw:text-box>
        </draw:frame>
        <draw:frame presentation:style-name="pr6" draw:layer="layout" svg:width="25.199cm" svg:height="14.773cm" svg:x="1.4cm" svg:y="4.914cm" presentation:class="outline" presentation:user-transformed="true">
          <draw:text-box>
            <text:list text:style-name="L2">
              <text:list-item>
                <text:p><text:span text:style-name="T4">Faire évoluer la liste des cours pour y ajouter le nom du formateur.</text:span></text:p>
              </text:list-item>
              <text:list-item>
                <text:p><text:span text:style-name="T4">Ajouter des écrans d'administration permettant à une personne de l'école d'ajouter, supprimer ou modifier l'une des sessions du cursus.</text:span></text:p>
              </text:list-item>
              <text:list-item>
                <text:p><text:span text:style-name="T4">Ajouter un formulaire permettant aux étudiants de pouvoir ajouter des informations personnelles (prénom, nom, email, tel)</text:span></text:p>
              </text:list-item>
              <text:list-item>
                <text:p><text:span text:style-name="T4">Ajouter un écran d'administration permettant de consulter la liste des étudiants</text:span></text:p>
              </text:list-item>
              <text:list-item>
                <text:p><text:span text:style-name="T4"><text:s/></text:span><text:span text:style-name="T4">Ajouter le prenom et le nom de la personne en haut des page si celui-ci est authentifié.</text:span></text:p>
              </text:list-item>
              <text:list-item>
                <text:p><text:span text:style-name="T4">Ajouter un formulaire de contact permettant de faire une demande d'inscription au cursus.</text:span></text:p>
              </text:list-item>
            </text:list>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Déroulement</text:p>
          </draw:text-box>
        </draw:frame>
        <draw:frame presentation:style-name="pr6" draw:layer="layout" svg:width="25.199cm" svg:height="13.859cm" svg:x="1.4cm" svg:y="4.914cm" presentation:class="outline" presentation:user-transformed="true">
          <draw:text-box>
            <text:list text:style-name="L2">
              <text:list-item>
                <text:p><text:span text:style-name="T5">Le formateur fera un brainstorming avec tous les étudiants pour concevoir le projet en se basant sur l'existant. Les étudiants doivent être capable de reproduire le schema de création du projet de la phase 1 (séparation entre model/vue/controller)</text:span></text:p>
              </text:list-item>
              <text:list-item>
                <text:p><text:span text:style-name="T5">Ensuite, les étudiants doivent, par groupe de 2 ou 3 se répartir les tâches de programmations. Les étudiants doivent reprendre le code de leur voisin et laisser le leur aux autres.</text:span></text:p>
                <text:p><text:span text:style-name="T5"/></text:p>
                <text:p/>
              </text:list-item>
            </text:list>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Spécification V1</text:p>
          </draw:text-box>
        </draw:frame>
        <draw:frame presentation:style-name="pr6" draw:layer="layout" svg:width="25.199cm" svg:height="13.859cm" svg:x="1.4cm" svg:y="4.914cm" presentation:class="outline">
          <draw:text-box>
            <text:list text:style-name="L2">
              <text:list-item>
                <text:p>A définir avec les étudiants en brainstorming</text:p>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homas Lecarpentier</meta:initial-creator>
    <meta:creation-date>2016-12-02T09:03:15</meta:creation-date>
    <meta:editing-duration>PT1H40M28S</meta:editing-duration>
    <meta:editing-cycles>6</meta:editing-cycles>
    <dc:date>2016-12-06T21:31:13</dc:date>
    <dc:creator>Thomas Lecarpentier</dc:creator>
    <meta:generator>OpenOffice/4.1.2$Unix OpenOffice.org_project/412m3$Build-9782</meta:generator>
    <meta:document-statistic meta:object-count="55"/>
  </office:meta>
</office:document-meta>
</file>